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8cm" presentation:class="title" presentation:user-transformed="true">
          <draw:text-box>
            <text:p>Devoir de inf461 par MBEMDIA Saliou Mohamed Tariq</text:p>
          </draw:text-box>
        </draw:frame>
        <draw:frame presentation:style-name="pr2" draw:text-style-name="P1" draw:layer="layout" svg:width="26cm" svg:height="4.125cm" svg:x="1cm" svg:y="10.875cm">
          <draw:text-box>
            <text:p>Présentation de quelques diagrammes de construction ainsi que des cas associes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5:58:14.340115526</meta:creation-date>
    <meta:editing-duration>PT3M23S</meta:editing-duration>
    <meta:editing-cycles>5</meta:editing-cycles>
    <meta:generator>LibreOffice/24.2.5.2$Linux_X86_64 LibreOffice_project/420$Build-2</meta:generator>
    <dc:title>Midnightblue</dc:title>
    <dc:date>2024-11-26T06:01:38.004328642</dc:date>
    <meta:document-statistic meta:object-count="58"/>
  </office:meta>
</office:document-meta>
</file>